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r:</text:p>
      <text:p text:style-name="P1"/>
      <text:p text:style-name="P1">Der Parser verwendet drei txt-Dateien für seine Datenbank. Diese ist aufgeteilt in Befehle, Parameter und Attribute. Bei jeder Eingabe in das Textfeld wird der Input-String überprüft, ob dieser einen Befehl, Parameter oder Attribut enthält. Falls er einen findet wird die jeweilige ID des Befehls zurückgegeben.(zB gehen hat den commandID = 0, schloss hat parameterID=5). Mit diesen Ids kann das Programm die Intentition des Spielers identifizieren.</text:p>
      <text:p text:style-name="P1"/>
      <text:p text:style-name="P1">Für jeden Begriff gibt es viele Varianten, die alle beachtet werden, so kann man Wörter wie "reden" oder "sprechen" verwenden für die Intention mit jemanden zu Re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7S</meta:editing-duration>
    <meta:editing-cycles>15</meta:editing-cycles>
    <meta:generator>OpenOffice/4.1.3$Win32 OpenOffice.org_project/413m1$Build-9783</meta:generator>
    <dc:date>2017-03-25T17:18:53.77</dc:date>
    <meta:document-statistic meta:table-count="0" meta:image-count="0" meta:object-count="0" meta:page-count="1" meta:paragraph-count="3" meta:word-count="93" meta:character-count="622"/>
    <meta:user-defined meta:name="Info 1"/>
    <meta:user-defined meta:name="Info 2"/>
    <meta:user-defined meta:name="Info 3"/>
    <meta:user-defined meta:name="Info 4"/>
  </office:meta>
</office:document-meta>
</file>